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ddweb@JPL-011:~$ sudo /opt/lampp/bin/mysql -u root</text:p>
      <text:p text:style-name="Standard">Warning: World-writable config file '/opt/lampp/etc/my.cnf' is ignored</text:p>
      <text:p text:style-name="Standard">Welcome to the MariaDB monitor. <text:s/>Commands end with ; or \g.</text:p>
      <text:p text:style-name="Standard">Your MariaDB connection id is 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</text:p>
      <text:p text:style-name="Standard"><text:s text:c="4"/>-&gt; 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YourShop <text:s text:c="10"/>|</text:p>
      <text:p text:style-name="Standard">| company1 <text:s text:c="10"/>|</text:p>
      <text:p text:style-name="Standard">| ecommerce website <text:s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practice <text:s text:c="10"/>|</text:p>
      <text:p text:style-name="Standard">| school1 <text:s text:c="11"/>|</text:p>
      <text:p text:style-name="Standard">| test <text:s text:c="14"/>|</text:p>
      <text:p text:style-name="Standard">+--------------------+</text:p>
      <text:p text:style-name="Standard">10 rows in set (0.003 sec)</text:p>
      <text:p text:style-name="Standard"/>
      <text:p text:style-name="Standard">MariaDB [(none)]&gt; use practice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practice]&gt; show tables;</text:p>
      <text:p text:style-name="Standard">+--------------------+</text:p>
      <text:p text:style-name="Standard">| Tables_in_practice |</text:p>
      <text:p text:style-name="Standard">+--------------------+</text:p>
      <text:p text:style-name="Standard">| sports_team <text:s text:c="7"/>|</text:p>
      <text:p text:style-name="Standard">| student <text:s text:c="11"/>|</text:p>
      <text:p text:style-name="Standard">| supervisor <text:s text:c="8"/>|</text:p>
      <text:p text:style-name="Standard">+--------------------+</text:p>
      <text:p text:style-name="Standard">3 rows in set (0.001 sec)</text:p>
      <text:p text:style-name="Standard"/>
      <text:p text:style-name="Standard">MariaDB [practice]&gt; select * from student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1 | mukesh kumar | mukesh123@gmail.com <text:s text:c="2"/>| 9111111111 |</text:p>
      <text:p text:style-name="Standard">| <text:s/>2 | aditya <text:s text:c="6"/>| aditya123@gmail.com <text:s text:c="2"/>| 9222222222 |</text:p>
      <text:p text:style-name="Standard">| <text:s/>3 | lokesh <text:s text:c="6"/>| lokesh123@gmail.com <text:s text:c="2"/>| 9333333333 |</text:p>
      <text:p text:style-name="Standard">| <text:s/>4 | mansi <text:s text:c="7"/>| mansi123@gmail.com <text:s text:c="3"/>| 9444444444 |</text:p>
      <text:p text:style-name="Standard"><text:soft-page-break/>| <text:s/>5 | himanshu <text:s text:c="4"/>| himanshu123@gmail.com | 9555555555 |</text:p>
      <text:p text:style-name="Standard">| <text:s/>6 | nikhil <text:s text:c="6"/>| nikhil123@gmail.com <text:s text:c="2"/>| 9666666666 |</text:p>
      <text:p text:style-name="Standard">| <text:s/>7 | vinit <text:s text:c="7"/>| vinit123@gmail.com <text:s text:c="3"/>| 9777777777 |</text:p>
      <text:p text:style-name="Standard">+----+--------------+-----------------------+------------+</text:p>
      <text:p text:style-name="Standard">7 rows in set (0.003 sec)</text:p>
      <text:p text:style-name="Standard"/>
      <text:p text:style-name="Standard">MariaDB [practice]&gt; select * from sports_team;</text:p>
      <text:p text:style-name="Standard">+----+--------------+--------------+</text:p>
      <text:p text:style-name="Standard">| id | name <text:s text:c="8"/>| sport <text:s text:c="7"/>|</text:p>
      <text:p text:style-name="Standard">+----+--------------+--------------+</text:p>
      <text:p text:style-name="Standard">| <text:s/>1 | mukesh kumar | cricket <text:s text:c="5"/>|</text:p>
      <text:p text:style-name="Standard">| <text:s/>3 | lokesh <text:s text:c="6"/>| football <text:s text:c="4"/>|</text:p>
      <text:p text:style-name="Standard">| <text:s/>7 | vinit <text:s text:c="7"/>| tennis <text:s text:c="6"/>|</text:p>
      <text:p text:style-name="Standard">| <text:s/>8 | mansi <text:s text:c="7"/>| table tennis |</text:p>
      <text:p text:style-name="Standard">+----+--------------+--------------+</text:p>
      <text:p text:style-name="Standard">4 rows in set (0.001 sec)</text:p>
      <text:p text:style-name="Standard"/>
      <text:p text:style-name="Standard">MariaDB [practice]&gt; delimiter //</text:p>
      <text:p text:style-name="Standard">MariaDB [practice]&gt; create procedure total_students(out total_stud bigint(10))</text:p>
      <text:p text:style-name="Standard"><text:s text:c="4"/>-&gt; begin</text:p>
      <text:p text:style-name="Standard"><text:s text:c="4"/>-&gt; select count(id) into total_stud from student;</text:p>
      <text:p text:style-name="Standard"><text:s text:c="4"/>-&gt; end//</text:p>
      <text:p text:style-name="Standard">Query OK, 0 rows affected (0.003 sec)</text:p>
      <text:p text:style-name="Standard"/>
      <text:p text:style-name="Standard">MariaDB [practice]&gt; delimiter ;</text:p>
      <text:p text:style-name="Standard">MariaDB [practice]&gt; call total_stud(@total_students);</text:p>
      <text:p text:style-name="Standard">ERROR 1305 (42000): PROCEDURE practice.total_stud does not exist</text:p>
      <text:p text:style-name="Standard">MariaDB [practice]&gt; call total_students(@total_students);</text:p>
      <text:p text:style-name="Standard">Query OK, 1 row affected (0.001 sec)</text:p>
      <text:p text:style-name="Standard"/>
      <text:p text:style-name="Standard">MariaDB [practice]&gt; select @total_students;</text:p>
      <text:p text:style-name="Standard">+-----------------+</text:p>
      <text:p text:style-name="Standard">| @total_students |</text:p>
      <text:p text:style-name="Standard">+-----------------+</text:p>
      <text:p text:style-name="Standard">| <text:s text:c="14"/>7 |</text:p>
      <text:p text:style-name="Standard">+-----------------+</text:p>
      <text:p text:style-name="Standard">1 row in set (0.000 sec)</text:p>
      <text:p text:style-name="Standard"/>
      <text:p text:style-name="Standard">MariaDB [practice]&gt; select * from student;</text:p>
      <text:p text:style-name="Standard">+----+--------------+-----------------------+------------+</text:p>
      <text:p text:style-name="Standard">| id | name <text:s text:c="8"/>| email <text:s text:c="16"/>| mobile <text:s text:c="4"/>|</text:p>
      <text:p text:style-name="Standard">+----+--------------+-----------------------+------------+</text:p>
      <text:p text:style-name="Standard">| <text:s/>1 | mukesh kumar | mukesh123@gmail.com <text:s text:c="2"/>| 9111111111 |</text:p>
      <text:p text:style-name="Standard">| <text:s/>2 | aditya <text:s text:c="6"/>| aditya123@gmail.com <text:s text:c="2"/>| 9222222222 |</text:p>
      <text:p text:style-name="Standard">| <text:s/>3 | lokesh <text:s text:c="6"/>| lokesh123@gmail.com <text:s text:c="2"/>| 9333333333 |</text:p>
      <text:p text:style-name="Standard">| <text:s/>4 | mansi <text:s text:c="7"/>| mansi123@gmail.com <text:s text:c="3"/>| 9444444444 |</text:p>
      <text:p text:style-name="Standard">| <text:s/>5 | himanshu <text:s text:c="4"/>| himanshu123@gmail.com | 9555555555 |</text:p>
      <text:p text:style-name="Standard">| <text:s/>6 | nikhil <text:s text:c="6"/>| nikhil123@gmail.com <text:s text:c="2"/>| 9666666666 |</text:p>
      <text:p text:style-name="Standard">| <text:s/>7 | vinit <text:s text:c="7"/>| vinit123@gmail.com <text:s text:c="3"/>| 9777777777 |</text:p>
      <text:p text:style-name="Standard">+----+--------------+-----------------------+------------+</text:p>
      <text:p text:style-name="Standard">7 rows in set (0.001 sec)</text:p>
      <text:p text:style-name="Standard"/>
      <text:p text:style-name="Standard"><text:soft-page-break/>MariaDB [practice]&gt; delimiter //</text:p>
      <text:p text:style-name="Standard">MariaDB [practice]&gt; create procedure incrementBy(inout num bigint(5), in increment bigint(5))</text:p>
      <text:p text:style-name="Standard"><text:s text:c="4"/>-&gt; begin</text:p>
      <text:p text:style-name="Standard"><text:s text:c="4"/>-&gt; set num = num+increment;</text:p>
      <text:p text:style-name="Standard"><text:s text:c="4"/>-&gt; end//</text:p>
      <text:p text:style-name="Standard">Query OK, 0 rows affected (0.004 sec)</text:p>
      <text:p text:style-name="Standard"/>
      <text:p text:style-name="Standard">MariaDB [practice]&gt; delimiter ;</text:p>
      <text:p text:style-name="Standard">MariaDB [practice]&gt; set @num=5;</text:p>
      <text:p text:style-name="Standard">Query OK, 0 rows affected (0.000 sec)</text:p>
      <text:p text:style-name="Standard"/>
      <text:p text:style-name="Standard">MariaDB [practice]&gt; call incrementBy(@num,5);</text:p>
      <text:p text:style-name="Standard">Query OK, 0 rows affected (0.001 sec)</text:p>
      <text:p text:style-name="Standard"/>
      <text:p text:style-name="Standard">MariaDB [practice]&gt; select @num;</text:p>
      <text:p text:style-name="Standard">+------+</text:p>
      <text:p text:style-name="Standard">| @num |</text:p>
      <text:p text:style-name="Standard">+------+</text:p>
      <text:p text:style-name="Standard">| <text:s text:c="2"/>10 |</text:p>
      <text:p text:style-name="Standard">+------+</text:p>
      <text:p text:style-name="Standard">1 row in set (0.000 sec)</text:p>
      <text:p text:style-name="Standard"/>
      <text:p text:style-name="Standard">MariaDB [practice]&gt; select * from supervisor;</text:p>
      <text:p text:style-name="Standard">Empty set (0.001 sec)</text:p>
      <text:p text:style-name="Standard"/>
      <text:p text:style-name="Standard">MariaDB [practice]&gt; show tables</text:p>
      <text:p text:style-name="Standard"><text:s text:c="4"/>-&gt; ;</text:p>
      <text:p text:style-name="Standard">+--------------------+</text:p>
      <text:p text:style-name="Standard">| Tables_in_practice |</text:p>
      <text:p text:style-name="Standard">+--------------------+</text:p>
      <text:p text:style-name="Standard">| sports_team <text:s text:c="7"/>|</text:p>
      <text:p text:style-name="Standard">| student <text:s text:c="11"/>|</text:p>
      <text:p text:style-name="Standard">| supervisor <text:s text:c="8"/>|</text:p>
      <text:p text:style-name="Standard">+--------------------+</text:p>
      <text:p text:style-name="Standard">3 rows in set (0.001 sec)</text:p>
      <text:p text:style-name="Standard"/>
      <text:p text:style-name="Standard">MariaDB [practice]&gt; select * from supervisor;</text:p>
      <text:p text:style-name="Standard">Empty set (0.001 sec)</text:p>
      <text:p text:style-name="Standard"/>
      <text:p text:style-name="Standard">MariaDB [practice]&gt; select * from sports_team;</text:p>
      <text:p text:style-name="Standard">+----+--------------+--------------+</text:p>
      <text:p text:style-name="Standard">| id | name <text:s text:c="8"/>| sport <text:s text:c="7"/>|</text:p>
      <text:p text:style-name="Standard">+----+--------------+--------------+</text:p>
      <text:p text:style-name="Standard">| <text:s/>1 | mukesh kumar | cricket <text:s text:c="5"/>|</text:p>
      <text:p text:style-name="Standard">| <text:s/>3 | lokesh <text:s text:c="6"/>| football <text:s text:c="4"/>|</text:p>
      <text:p text:style-name="Standard">| <text:s/>7 | vinit <text:s text:c="7"/>| tennis <text:s text:c="6"/>|</text:p>
      <text:p text:style-name="Standard">| <text:s/>8 | mansi <text:s text:c="7"/>| table tennis |</text:p>
      <text:p text:style-name="Standard">+----+--------------+--------------+</text:p>
      <text:p text:style-name="Standard">4 rows in set (0.000 sec)</text:p>
      <text:p text:style-name="Standard"/>
      <text:p text:style-name="Standard">MariaDB [practice]&gt; insert into sports_team values(2,'aditya','cricket');</text:p>
      <text:p text:style-name="Standard">Query OK, 1 row affected (0.002 sec)</text:p>
      <text:p text:style-name="Standard"><text:soft-page-break/></text:p>
      <text:p text:style-name="Standard">MariaDB [practice]&gt; select * from sports_team;</text:p>
      <text:p text:style-name="Standard">+----+--------------+--------------+</text:p>
      <text:p text:style-name="Standard">| id | name <text:s text:c="8"/>| sport <text:s text:c="7"/>|</text:p>
      <text:p text:style-name="Standard">+----+--------------+--------------+</text:p>
      <text:p text:style-name="Standard">| <text:s/>1 | mukesh kumar | cricket <text:s text:c="5"/>|</text:p>
      <text:p text:style-name="Standard">| <text:s/>2 | aditya <text:s text:c="6"/>| cricket <text:s text:c="5"/>|</text:p>
      <text:p text:style-name="Standard">| <text:s/>3 | lokesh <text:s text:c="6"/>| football <text:s text:c="4"/>|</text:p>
      <text:p text:style-name="Standard">| <text:s/>7 | vinit <text:s text:c="7"/>| tennis <text:s text:c="6"/>|</text:p>
      <text:p text:style-name="Standard">| <text:s/>8 | mansi <text:s text:c="7"/>| table tennis |</text:p>
      <text:p text:style-name="Standard">+----+--------------+--------------+</text:p>
      <text:p text:style-name="Standard">5 rows in set (0.001 sec)</text:p>
      <text:p text:style-name="Standard"/>
      <text:p text:style-name="Standard">MariaDB [practice]&gt; --inout in sports_team</text:p>
      <text:p text:style-name="Standard">MariaDB [practice]&gt; ;</text:p>
      <text:p text:style-name="Standard">ERROR: No query specified</text:p>
      <text:p text:style-name="Standard"/>
      <text:p text:style-name="Standard">MariaDB [practice]&gt; delimiter //</text:p>
      <text:p text:style-name="Standard">MariaDB [practice]&gt; create procedure total_studentInTeam(inout total_player bigint(2), in sport_name varchar(50))</text:p>
      <text:p text:style-name="Standard"><text:s text:c="4"/>-&gt; begin</text:p>
      <text:p text:style-name="Standard"><text:s text:c="4"/>-&gt; select count(id) as total_player from sports_team where sport=sport_name;</text:p>
      <text:p text:style-name="Standard"><text:s text:c="4"/>-&gt; end//</text:p>
      <text:p text:style-name="Standard">Query OK, 0 rows affected (0.004 sec)</text:p>
      <text:p text:style-name="Standard"/>
      <text:p text:style-name="Standard">MariaDB [practice]&gt; delimiter ;</text:p>
      <text:p text:style-name="Standard">MariaDB [practice]&gt; call total_player(@total_players,"cricket");</text:p>
      <text:p text:style-name="Standard">ERROR 1305 (42000): PROCEDURE practice.total_player does not exist</text:p>
      <text:p text:style-name="Standard">MariaDB [practice]&gt; call total_studentInTeam(@total_players,"cricket");</text:p>
      <text:p text:style-name="Standard">+--------------+</text:p>
      <text:p text:style-name="Standard">| total_player |</text:p>
      <text:p text:style-name="Standard">+--------------+</text:p>
      <text:p text:style-name="Standard">| <text:s text:c="11"/>2 |</text:p>
      <text:p text:style-name="Standard">+--------------+</text:p>
      <text:p text:style-name="Standard">1 row in set (0.001 sec)</text:p>
      <text:p text:style-name="Standard"/>
      <text:p text:style-name="Standard">Query OK, 0 rows affected (0.001 sec)</text:p>
      <text:p text:style-name="Standard"/>
      <text:p text:style-name="Standard">MariaDB [practice]&gt; show procedure status;</text:p>
      <text:p text:style-name="Standard">+----------+---------------------+-----------+----------------+---------------------+---------------------+---------------+---------+----------------------+----------------------+--------------------+</text:p>
      <text:p text:style-name="Standard">| Db <text:s text:c="6"/>| Name <text:s text:c="15"/>| Type <text:s text:c="5"/>| Definer <text:s text:c="7"/>| Modified <text:s text:c="11"/>| Created <text:s text:c="12"/>| Security_type | Comment | character_set_client | collation_connection | Database Collation |</text:p>
      <text:p text:style-name="Standard">+----------+---------------------+-----------+----------------+---------------------+---------------------+---------------+---------+----------------------+----------------------+--------------------+</text:p>
      <text:p text:style-name="Standard">| practice | getstudentByid <text:s text:c="5"/>| PROCEDURE | root@localhost | 2021-11-15 19:21:18 | 2021-11-15 19:21:18 | DEFINER <text:s text:c="6"/>| <text:s text:c="8"/>| utf8 <text:s text:c="16"/>| utf8_general_ci <text:s text:c="5"/>| latin1_swedish_ci <text:s/>|</text:p>
      <text:p text:style-name="Standard">| practice | getstudentdata <text:s text:c="5"/>| PROCEDURE | root@localhost | 2021-11-15 19:12:32 | 2021-11-15 19:12:32 | DEFINER <text:s text:c="6"/>| <text:s text:c="8"/>| utf8 <text:s text:c="16"/>| utf8_general_ci <text:s text:c="5"/>| latin1_swedish_ci <text:s/>|</text:p>
      <text:p text:style-name="Standard">| practice | incrementBy <text:s text:c="8"/>| PROCEDURE | root@localhost | 2021-11-16 13:07:45 | 2021-11-16 13:07:45 | DEFINER <text:s text:c="6"/>| <text:s text:c="8"/>| utf8 <text:s text:c="16"/>| utf8_general_ci <text:s text:c="5"/>| latin1_swedish_ci <text:s/>|</text:p>
      <text:p text:style-name="Standard"><text:soft-page-break/>| practice | total_studentInTeam | PROCEDURE | root@localhost | 2021-11-16 13:23:38 | 2021-11-16 13:23:38 | DEFINER <text:s text:c="6"/>| <text:s text:c="8"/>| utf8 <text:s text:c="16"/>| utf8_general_ci <text:s text:c="5"/>| latin1_swedish_ci <text:s/>|</text:p>
      <text:p text:style-name="Standard">| practice | total_students <text:s text:c="5"/>| PROCEDURE | root@localhost | 2021-11-16 12:47:51 | 2021-11-16 12:47:51 | DEFINER <text:s text:c="6"/>| <text:s text:c="8"/>| utf8 <text:s text:c="16"/>| utf8_general_ci <text:s text:c="5"/>| latin1_swedish_ci <text:s/>|</text:p>
      <text:p text:style-name="Standard">| test <text:s text:c="4"/>| AddGeometryColumn <text:s text:c="2"/>| PROCEDURE | @ <text:s text:c="13"/>| 2015-11-25 04:12:53 | 2015-11-25 04:12:53 | DEFINER <text:s text:c="6"/>| <text:s text:c="8"/>| latin1 <text:s text:c="14"/>| latin1_swedish_ci <text:s text:c="3"/>| latin1_swedish_ci <text:s/>|</text:p>
      <text:p text:style-name="Standard">| test <text:s text:c="4"/>| DropGeometryColumn <text:s/>| PROCEDURE | @ <text:s text:c="13"/>| 2015-11-25 04:12:53 | 2015-11-25 04:12:53 | DEFINER <text:s text:c="6"/>| <text:s text:c="8"/>| latin1 <text:s text:c="14"/>| latin1_swedish_ci <text:s text:c="3"/>| latin1_swedish_ci <text:s/>|</text:p>
      <text:p text:style-name="Standard">+----------+---------------------+-----------+----------------+---------------------+---------------------+---------------+---------+----------------------+----------------------+--------------------+</text:p>
      <text:p text:style-name="Standard">7 rows in set (0.002 sec)</text:p>
      <text:p text:style-name="Standard"/>
      <text:p text:style-name="Standard">MariaDB [practice]&gt; show procedure status where db='practice';</text:p>
      <text:p text:style-name="Standard">+----------+---------------------+-----------+----------------+---------------------+---------------------+---------------+---------+----------------------+----------------------+--------------------+</text:p>
      <text:p text:style-name="Standard">| Db <text:s text:c="6"/>| Name <text:s text:c="15"/>| Type <text:s text:c="5"/>| Definer <text:s text:c="7"/>| Modified <text:s text:c="11"/>| Created <text:s text:c="12"/>| Security_type | Comment | character_set_client | collation_connection | Database Collation |</text:p>
      <text:p text:style-name="Standard">+----------+---------------------+-----------+----------------+---------------------+---------------------+---------------+---------+----------------------+----------------------+--------------------+</text:p>
      <text:p text:style-name="Standard">| practice | getstudentByid <text:s text:c="5"/>| PROCEDURE | root@localhost | 2021-11-15 19:21:18 | 2021-11-15 19:21:18 | DEFINER <text:s text:c="6"/>| <text:s text:c="8"/>| utf8 <text:s text:c="16"/>| utf8_general_ci <text:s text:c="5"/>| latin1_swedish_ci <text:s/>|</text:p>
      <text:p text:style-name="Standard">| practice | getstudentdata <text:s text:c="5"/>| PROCEDURE | root@localhost | 2021-11-15 19:12:32 | 2021-11-15 19:12:32 | DEFINER <text:s text:c="6"/>| <text:s text:c="8"/>| utf8 <text:s text:c="16"/>| utf8_general_ci <text:s text:c="5"/>| latin1_swedish_ci <text:s/>|</text:p>
      <text:p text:style-name="Standard">| practice | incrementBy <text:s text:c="8"/>| PROCEDURE | root@localhost | 2021-11-16 13:07:45 | 2021-11-16 13:07:45 | DEFINER <text:s text:c="6"/>| <text:s text:c="8"/>| utf8 <text:s text:c="16"/>| utf8_general_ci <text:s text:c="5"/>| latin1_swedish_ci <text:s/>|</text:p>
      <text:p text:style-name="Standard">| practice | total_studentInTeam | PROCEDURE | root@localhost | 2021-11-16 13:23:38 | 2021-11-16 13:23:38 | DEFINER <text:s text:c="6"/>| <text:s text:c="8"/>| utf8 <text:s text:c="16"/>| utf8_general_ci <text:s text:c="5"/>| latin1_swedish_ci <text:s/>|</text:p>
      <text:p text:style-name="Standard">| practice | total_students <text:s text:c="5"/>| PROCEDURE | root@localhost | 2021-11-16 12:47:51 | 2021-11-16 12:47:51 | DEFINER <text:s text:c="6"/>| <text:s text:c="8"/>| utf8 <text:s text:c="16"/>| utf8_general_ci <text:s text:c="5"/>| latin1_swedish_ci <text:s/>|</text:p>
      <text:p text:style-name="Standard">+----------+---------------------+-----------+----------------+---------------------+---------------------+---------------+---------+----------------------+----------------------+--------------------+</text:p>
      <text:p text:style-name="Standard">5 rows in set (0.002 sec)</text:p>
      <text:p text:style-name="Standard"/>
      <text:p text:style-name="Standard">MariaDB [practice]&gt; set @count1=5;</text:p>
      <text:p text:style-name="Standard">Query OK, 0 rows affected (0.000 sec)</text:p>
      <text:p text:style-name="Standard"/>
      <text:p text:style-name="Standard">MariaDB [practice]&gt; call incrementBy(@count1,2);</text:p>
      <text:p text:style-name="Standard">Query OK, 0 rows affected (0.001 sec)</text:p>
      <text:p text:style-name="Standard"/>
      <text:p text:style-name="Standard">MariaDB [practice]&gt; select @count1;</text:p>
      <text:p text:style-name="Standard">+---------+</text:p>
      <text:p text:style-name="Standard">| @count1 |</text:p>
      <text:p text:style-name="Standard">+---------+</text:p>
      <text:p text:style-name="Standard">| <text:s text:c="6"/>7 |</text:p>
      <text:p text:style-name="Standard">+---------+</text:p>
      <text:p text:style-name="Standard">1 row in set (0.000 sec)</text:p>
      <text:p text:style-name="Standard"/>
      <text:p text:style-name="Standard">MariaDB [practice]&gt; select @count1 as count1;</text:p>
      <text:p text:style-name="Standard">+--------+</text:p>
      <text:p text:style-name="Standard">| count1 |</text:p>
      <text:p text:style-name="Standard">+--------+</text:p>
      <text:p text:style-name="Standard">| <text:s text:c="5"/>7 |</text:p>
      <text:p text:style-name="Standard"><text:soft-page-break/>+--------+</text:p>
      <text:p text:style-name="Standard">1 row in set (0.000 sec)</text:p>
      <text:p text:style-name="Standard"/>
      <text:p text:style-name="Standard">MariaDB [practice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3:48:21.478116487</meta:creation-date>
    <dc:date>2021-11-16T13:49:12.905605844</dc:date>
    <meta:editing-duration>PT52S</meta:editing-duration>
    <meta:editing-cycles>1</meta:editing-cycles>
    <meta:document-statistic meta:table-count="0" meta:image-count="0" meta:object-count="0" meta:page-count="6" meta:paragraph-count="209" meta:word-count="1370" meta:character-count="10580" meta:non-whitespace-character-count="8376"/>
    <meta:generator>LibreOffice/6.0.7.3$Linux_X86_64 LibreOffice_project/00m0$Build-3</meta:generator>
  </office:meta>
</office:document-meta>
</file>